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B0000002E954E9D46646BCE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dfe" officeooo:paragraph-rsid="00055dfe"/>
    </style:style>
    <style:style style:name="P2" style:family="paragraph" style:parent-style-name="Standard">
      <style:text-properties officeooo:rsid="00055dfe" officeooo:paragraph-rsid="00055dfe"/>
    </style:style>
    <style:style style:name="P3" style:family="paragraph" style:parent-style-name="Standard">
      <style:text-properties officeooo:rsid="0007afa0" officeooo:paragraph-rsid="0007afa0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y JS</text:p>
      <text:p text:style-name="P1">- Automation</text:p>
      <text:p text:style-name="P1">- asynchronous</text:p>
      <text:p text:style-name="P1">-Framework are developed is JS</text:p>
      <text:p text:style-name="P1">- Cypress</text:p>
      <text:p text:style-name="P1"/>
      <text:p text:style-name="P1">JS</text:p>
      <text:p text:style-name="P1">TS – test script </text:p>
      <text:p text:style-name="P1">Cypress</text:p>
      <text:p text:style-name="P1"/>
      <text:p text:style-name="P1">VS code – editor – IDE</text:p>
      <text:p text:style-name="P1"/>
      <text:p text:style-name="P1">Node JS</text:p>
      <text:p text:style-name="P1"/>
      <text:p text:style-name="P1">What is node JS- 2009, <text:s/>History – JS came in 1995 </text:p>
      <text:p text:style-name="P1"/>
      <text:p text:style-name="P1">JS – Programming language not same as Java</text:p>
      <text:p text:style-name="P1"/>
      <text:p text:style-name="P1">OOP, </text:p>
      <text:p text:style-name="P1"><draw:frame draw:style-name="fr1" draw:name="Image1" text:anchor-type="char" svg:x="0.4354in" svg:y="0.1898in" svg:width="0.448in" svg:height="0.4791in" draw:z-index="0"><draw:image xlink:href="Pictures/100000010000002B0000002E954E9D46646BCE1F.png" xlink:type="simple" xlink:show="embed" xlink:actuate="onLoad" draw:mime-type="image/png"/></draw:frame></text:p>
      <text:p text:style-name="P1">GIT - </text:p>
      <text:p text:style-name="P1"/>
      <text:p text:style-name="P1"/>
      <text:p text:style-name="P1">3<text:span text:style-name="T1">rd</text:span> party extension </text:p>
      <text:p text:style-name="P1">run the program - </text:p>
      <text:p text:style-name="P1"/>
      <text:p text:style-name="P1">right click + inspect – developer tool on any website</text:p>
      <text:p text:style-name="P1"/>
      <text:p text:style-name="P1"/>
      <text:p text:style-name="P1"/>
      <text:p text:style-name="P3">Function, arrow function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0:10:22.136505130</meta:creation-date>
    <meta:generator>LibreOffice/7.3.7.2$Linux_X86_64 LibreOffice_project/30$Build-2</meta:generator>
    <dc:date>2023-07-21T15:09:19.440570660</dc:date>
    <meta:editing-duration>P4DT4H54M57S</meta:editing-duration>
    <meta:editing-cycles>3</meta:editing-cycles>
    <meta:document-statistic meta:table-count="0" meta:image-count="1" meta:object-count="0" meta:page-count="1" meta:paragraph-count="18" meta:word-count="63" meta:character-count="345" meta:non-whitespace-character-count="286"/>
  </office:meta>
</office:document-meta>
</file>